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4" style:family="paragraph" style:parent-style-name="Standard">
      <style:text-properties style:font-name="Arial" officeooo:rsid="000bb9a5" officeooo:paragraph-rsid="000bb9a5"/>
    </style:style>
    <style:style style:name="P5" style:family="paragraph" style:parent-style-name="Standard">
      <style:text-properties style:font-name="Arial" officeooo:rsid="000f60f0" officeooo:paragraph-rsid="000f60f0"/>
    </style:style>
    <style:style style:name="T1" style:family="text">
      <style:text-properties fo:font-weight="bold" officeooo:rsid="000f60f0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ork Medallions in Mushroom Cream Sauce</text:span> 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5">1<text:tab/><text:tab/><text:tab/>pork tenderloin, cut into ½ inch thick medallions</text:p>
      <text:p text:style-name="P5">2 tbsp <text:tab/><text:tab/>butter</text:p>
      <text:p text:style-name="P5">1 tbsp<text:tab/><text:tab/><text:tab/>olive oil</text:p>
      <text:p text:style-name="P5">1 cup<text:tab/><text:tab/><text:tab/>sliced fresh mushrooms</text:p>
      <text:p text:style-name="P5">¼ cup<text:tab/><text:tab/><text:tab/>finely chopped onion</text:p>
      <text:p text:style-name="P5">½ cup <text:tab/><text:tab/>apple juice</text:p>
      <text:p text:style-name="P5">½ cup<text:tab/><text:tab/><text:tab/>chicken stock or broth</text:p>
      <text:p text:style-name="P5">¾ cup <text:tab/><text:tab/>half and half<text:tab/></text:p>
      <text:p text:style-name="P5">2 tbsp <text:tab/><text:tab/>dijon mustard</text:p>
      <text:p text:style-name="P1"/>
      <text:p text:style-name="P2">Cooking Instructions:</text:p>
      <text:p text:style-name="P5">Season both sides of pork tenderloin medallions with salt and pepper. Heat butter and oil in large skillet over medium -high heat. Brown pork quickly, about 3 minutes per side. Removed cooked pork medallions and place on a plate.</text:p>
      <text:p text:style-name="P5">Over medium heat, add the mushrooms and onion to the pan. Saute until tender. Stir in apple juice, stock, and half-and-half. Heat until reduced and thickened. Stir in mustard.</text:p>
      <text:p text:style-name="P5">Place medallions back into the sauce to reheat. Serve over egg nood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30:33.651000000</meta:creation-date>
    <meta:editing-duration>PT10M20S</meta:editing-duration>
    <meta:editing-cycles>2</meta:editing-cycles>
    <meta:generator>LibreOffice/6.1.4.2$Windows_X86_64 LibreOffice_project/9d0f32d1f0b509096fd65e0d4bec26ddd1938fd3</meta:generator>
    <dc:date>2020-03-27T13:40:52.609000000</dc:date>
    <meta:document-statistic meta:table-count="0" meta:image-count="0" meta:object-count="0" meta:page-count="1" meta:paragraph-count="16" meta:word-count="135" meta:character-count="792" meta:non-whitespace-character-count="650"/>
  </office:meta>
</office:document-meta>
</file>